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92D050"/>
    </style:style>
    <style:style style:name="ce8" style:family="table-cell" style:parent-style-name="Default" style:data-style-name="N0">
      <style:table-cell-properties style:vertical-align="automatic" fo:wrap-option="wrap" fo:background-color="#FFC000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Default" style:data-style-name="N0">
      <style:table-cell-properties style:vertical-align="automatic" fo:wrap-option="wrap" fo:background-color="#92D050"/>
    </style:style>
    <style:style style:name="ce12" style:family="table-cell" style:parent-style-name="Default" style:data-style-name="N0">
      <style:table-cell-properties fo:background-color="#92D05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4.72722222222222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01.5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72.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office:value-type="string" table:style-name="ce2">
            <text:p>Alpen_Alternativ.leicht</text:p>
          </table:table-cell>
          <table:table-cell office:value-type="string" table:style-name="ce1">
            <text:p>Simplified</text:p>
          </table:table-cell>
          <table:table-cell office:value-type="string" table:style-name="ce2">
            <text:p>Eine Band mit Humor_mittel</text:p>
          </table:table-cell>
          <table:table-cell office:value-type="string" table:style-name="ce1">
            <text:p>Simplified</text:p>
          </table:table-cell>
          <table:table-cell office:value-type="string" table:style-name="ce3">
            <text:p>Bei den USA hört die<text:s/></text:p>
            <text:p>Toleranz auf_schwer</text:p>
          </table:table-cell>
          <table:table-cell office:value-type="string" table:style-name="ce1">
            <text:p>Simplifi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mount Words<text:s/></text:p>
          </table:table-cell>
          <table:table-cell office:value-type="float" office:value="152" table:style-name="ce1">
            <text:p>152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421" table:style-name="ce1">
            <text:p>421</text:p>
          </table:table-cell>
          <table:table-cell office:value-type="float" office:value="216" table:style-name="ce1">
            <text:p>21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rresponding level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Goal: A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Goal: A2</text:p>
          </table:table-cell>
          <table:table-cell office:value-type="string" table:style-name="ce1">
            <text:p>B2/C1</text:p>
          </table:table-cell>
          <table:table-cell office:value-type="string" table:style-name="ce1">
            <text:p>Goal: B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GPConstruct Annotations Total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notations for A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formula="of:=SUM(1;1;4)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notations for A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5" table:formula="of:=SUM(3;3; 2;5; 2;3; 6; 1)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notations for B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1" table:formula="of:=SUM(2; 2; 4; 1;1; 1)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notations for B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SUM(2)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 table:style-name="ce1"/>
        </table:table-row>
        <table:table-row table:style-name="ro3">
          <table:table-cell office:value-type="string" table:style-name="ce4">
            <text:p>Changes from original annotations to simplified:</text:p>
            <text:p>(which constructs were changed, so that they they became lower-levelled)</text:p>
          </table:table-cell>
          <table:table-cell office:value-type="string" table:style-name="ce5">
            <text:p>31108: mit dem sehr</text:p>
            <text:p><text:s/><text:span text:style-name="T2">passenden</text:span><text:s/>Namen</text:p>
          </table:table-cell>
          <table:table-cell office:value-type="string" table:style-name="ce1">
            <text:p>-<text:s/></text:p>
          </table:table-cell>
          <table:table-cell office:value-type="string" table:style-name="ce5">
            <text:p>31114: am Titel<text:s/><text:span text:style-name="T2">ihres Albums</text:span></text:p>
          </table:table-cell>
          <table:table-cell office:value-type="string" table:style-name="ce1">
            <text:p>Ihr erstes Album heißt</text:p>
          </table:table-cell>
          <table:table-cell office:value-type="string" table:style-name="ce5">
            <text:p>32148: Unvorstellbar,</text:p>
            <text:p><text:s/>dass jemand in<text:s/></text:p>
            <text:p>Deutschland so<text:s/></text:p>
            <text:p>respektlos über</text:p>
            <text:p>irgendeine andere<text:s/></text:p>
            <text:p>Nation sprechen<text:s/><text:span text:style-name="T2">würde</text:span>.</text:p>
          </table:table-cell>
          <table:table-cell office:value-type="string" table:style-name="ce4">
            <text:p><text:s/>nicht so respektvoll</text:p>
            <text:p><text:s/>wie über andere Nationen.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(</text:p>
          </table:table-cell>
          <table:table-cell office:value-type="string" table:style-name="ce6">
            <text:p>2254: nach<text:s/><text:span text:style-name="T2">einer Fahrt</text:span></text:p>
          </table:table-cell>
          <table:table-cell office:value-type="string" table:style-name="ce1">
            <text:p>-</text:p>
          </table:table-cell>
          <table:table-cell office:value-type="string" table:style-name="ce5">
            <text:p>31120: die Musik<text:s/><text:span text:style-name="T2">des</text:span><text:span text:style-name="T2"/></text:p>
            <text:p>Kammerer Orkösters</text:p>
          </table:table-cell>
          <table:table-cell office:value-type="string" table:style-name="ce1">
            <text:p>Ihre Musik</text:p>
          </table:table-cell>
          <table:table-cell office:value-type="string" table:style-name="ce5">
            <text:p>32148: Dann<text:s/><text:span text:style-name="T2">wäre</text:span><text:s/>er<text:s/></text:p>
            <text:p>schnell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office:value-type="string" table:style-name="ce1">
            <text:p>31104: zu empfehlen</text:p>
          </table:table-cell>
          <table:table-cell office:value-type="string" table:style-name="ce1">
            <text:p>-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6">
            <text:p>2254: in<text:s/><text:span text:style-name="T2">der Universitätsstadt</text:span></text:p>
          </table:table-cell>
          <table:table-cell office:value-type="string" table:style-name="ce1">
            <text:p>-</text:p>
          </table:table-cell>
          <table:table-cell table:number-columns-repeated="16381" table:style-name="ce1"/>
        </table:table-row>
        <table:table-row table:style-name="ro1">
          <table:table-cell table:style-name="ce4"/>
          <table:table-cell office:value-type="string" table:style-name="ce6">
            <text:p>2103:<text:s/><text:span text:style-name="T2">geht der Ski-Spaß abends unter Flutlicht weiter</text:span></text:p>
          </table:table-cell>
          <table:table-cell office:value-type="string" table:style-name="ce4">
            <text:p>2122: kann man auch<text:s/></text:p>
            <text:p>abends Ski fahren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6">
            <text:p>31119: Pisten<text:s/><text:span text:style-name="T2">aller</text:span><text:s/><text:span text:style-name="T2">Kategorien</text:span></text:p>
          </table:table-cell>
          <table:table-cell office:value-type="string" table:style-name="ce1">
            <text:p>-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6">
            <text:p>31114:<text:s/><text:span text:style-name="T2">eines</text:span><text:s/>der zehn besten</text:p>
          </table:table-cell>
          <table:table-cell office:value-type="string" table:style-name="ce1">
            <text:p>-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6">
            <text:p>31105:<text:s/><text:span text:style-name="T2">Wer</text:span><text:s/>einmal</text:p>
          </table:table-cell>
          <table:table-cell office:value-type="string" table:style-name="ce1">
            <text:p>-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4">
            <text:p>Changes from simplified annotations to prior:<text:s/></text:p>
          </table:table-cell>
          <table:table-cell office:value-type="string" table:style-name="ce4">
            <text:p>"am 1493 Meter<text:s/></text:p>
            <text:p>hohen Feldberg"</text:p>
          </table:table-cell>
          <table:table-cell office:value-type="string" table:style-name="ce7">
            <text:p>2103:"<text:span text:style-name="T2">liegt 1493 Meter hoch</text:span>"</text:p>
          </table:table-cell>
          <table:table-cell office:value-type="string" table:style-name="ce5">
            <text:p><text:span text:style-name="T2">"</text:span>haben zusammen als das<text:s/></text:p>
            <text:p>Kammerer OrKöster ein<text:s/></text:p>
            <text:p>Debütalbum gemacht."<text:s/></text:p>
          </table:table-cell>
          <table:table-cell office:value-type="string" table:style-name="ce8">
            <text:p>2282: "<text:span text:style-name="T2">haben zusammen</text:span><text:span text:style-name="T2"/></text:p>
            <text:p><text:span text:style-name="T2">eine Band gegründet</text:span>"</text:p>
          </table:table-cell>
          <table:table-cell office:value-type="string" table:style-name="ce4">
            <text:p>"viele Gründe,</text:p>
            <text:p>Deutschland"</text:p>
          </table:table-cell>
          <table:table-cell office:value-type="string" table:style-name="ce6">
            <text:p>"viele Dinge,<text:s/><text:span text:style-name="T2">die</text:span>"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(found by analyzing the simplified annotations and comparing them to original)</text:p>
          </table:table-cell>
          <table:table-cell office:value-type="string" table:style-name="ce4">
            <text:p>"Um 16.30 Uhr<text:s/></text:p>
            <text:p>schließt "</text:p>
          </table:table-cell>
          <table:table-cell office:value-type="string" table:style-name="ce7">
            <text:p>2103: "<text:span text:style-name="T2">macht um 16:30 Uhr zu</text:span>"</text:p>
          </table:table-cell>
          <table:table-cell office:value-type="string" table:style-name="ce9">
            <text:p>"<text:span text:style-name="T1">gemacht</text:span>"</text:p>
          </table:table-cell>
          <table:table-cell office:value-type="string" table:style-name="ce10">
            <text:p>2281: "gegründet"</text:p>
          </table:table-cell>
          <table:table-cell office:value-type="string" table:style-name="ce4">
            <text:p>Diese Amerikaner!<text:s/></text:p>
            <text:p>So laut! Übergewichtig<text:s/></text:p>
            <text:p>sind sie, außerdem dem</text:p>
            <text:p><text:s/>Konsum verfallen.</text:p>
          </table:table-cell>
          <table:table-cell office:value-type="string" table:style-name="ce5">
            <text:p>32135: Die Amerikaner</text:p>
            <text:p><text:span text:style-name="T2">werden</text:span><text:s/>oft als laut,<text:s/></text:p>
            <text:p>konsumorientiert und<text:s/></text:p>
            <text:p>übergewichtig<text:s/></text:p>
            <text:p><text:span text:style-name="T2">wahrgenommen</text:span>.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4">
            <text:p>"geht der Ski-Spaß<text:s/></text:p>
            <text:p>abends unter Flutlicht<text:s/></text:p>
            <text:p>weiter."</text:p>
          </table:table-cell>
          <table:table-cell office:value-type="string" table:style-name="ce11">
            <text:p>2122:"<text:span text:style-name="T2">kann man auch<text:s/></text:span><text:span text:style-name="T2"/></text:p>
            <text:p><text:span text:style-name="T2">abends Ski fahren</text:span>"</text:p>
          </table:table-cell>
          <table:table-cell office:value-type="string" table:style-name="ce4">
            <text:p>Der Name ist sehr<text:s/></text:p>
            <text:p>ähnlich wie das Wort.</text:p>
          </table:table-cell>
          <table:table-cell office:value-type="string" table:style-name="ce6">
            <text:p>2254: "ähnelt<text:s/><text:span text:style-name="T2">dem Wort</text:span>"</text:p>
          </table:table-cell>
          <table:table-cell office:value-type="string" table:style-name="ce4">
            <text:p>".Wenn die Deutschen<text:s/></text:p>
            <text:p>über die Amerikaner<text:s/></text:p>
            <text:p>herziehen, nennen sie sie "Amis"(...). Antiamerikanismus ist dagegen absolut salonfähig"</text:p>
          </table:table-cell>
          <table:table-cell office:value-type="string" table:style-name="ce5">
            <text:p>32135: Deutsche Kritik<text:s/></text:p>
            <text:p>an den USA ist weit<text:s/></text:p>
            <text:p>verbreitet und<text:s/><text:span text:style-name="T2">wird</text:span><text:s/>oft</text:p>
            <text:p><text:s/>in Gesprächen<text:s/><text:span text:style-name="T2">geäußert</text:span>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4">
            <text:p>"die Fahrt vom Feldberg nach Freiburg"</text:p>
          </table:table-cell>
          <table:table-cell office:value-type="string" table:style-name="ce11">
            <text:p>31130:"von Feldberg<text:s/><text:span text:style-name="T2">bis</text:span><text:s/>Freiburg</text:p>
            <text:p><text:s/>fährt man"</text:p>
          </table:table-cell>
          <table:table-cell office:value-type="string" table:style-name="ce1">
            <text:p>aus den Nachnamen</text:p>
          </table:table-cell>
          <table:table-cell office:value-type="string" table:style-name="ce6">
            <text:p>2254: "mit<text:span text:style-name="T2"><text:s/>den Namen</text:span>"</text:p>
          </table:table-cell>
          <table:table-cell office:value-type="string" table:style-name="ce1">
            <text:p>nennen sie sie „Amis“</text:p>
          </table:table-cell>
          <table:table-cell table:number-columns-repeated="16378" table:style-name="ce1"/>
        </table:table-row>
        <table:table-row table:style-name="ro4">
          <table:table-cell table:style-name="ce1"/>
          <table:table-cell office:value-type="string" table:style-name="ce4">
            <text:p>"Dort gibt es viele<text:s/></text:p>
            <text:p>Sehenswürdigkeiten"</text:p>
          </table:table-cell>
          <table:table-cell office:value-type="string" table:style-name="ce11">
            <text:p>31104: "Dort gibt es viele schöne<text:s/></text:p>
            <text:p>Sachen<text:s/><text:span text:style-name="T2">zu sehen</text:span>"</text:p>
          </table:table-cell>
          <table:table-cell office:value-type="string" table:style-name="ce4">
            <text:p>Das erkennt man auch am<text:s/></text:p>
            <text:p>Titel ihres Albums</text:p>
          </table:table-cell>
          <table:table-cell office:value-type="string" table:style-name="ce6">
            <text:p>2276: "Der Titel ist witzig,<text:s/><text:span text:style-name="T2">weil</text:span>"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Dem Publikum gefällt</text:p>
          </table:table-cell>
          <table:table-cell office:value-type="string" table:style-name="ce6">
            <text:p><text:span text:style-name="T2">2254:"Den Leuten</text:span><text:s/>gefällt"</text:p>
          </table:table-cell>
          <table:table-cell table:number-columns-repeated="16379" table:style-name="ce1"/>
        </table:table-row>
        <table:table-row table:number-rows-repeated="5" table:style-name="ro6">
          <table:table-cell table:number-columns-repeated="16384"/>
        </table:table-row>
        <table:table-row table:style-name="ro2">
          <table:table-cell office:value-type="string" table:style-name="ce12">
            <text:p>Meaning preserve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Meaning not preserved</text:p>
          </table:table-cell>
          <table:table-cell table:number-columns-repeated="16383" table:style-name="ce1"/>
        </table:table-row>
        <table:table-row table:number-rows-repeated="104854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/>
    <dc:creator>Elina Schnaper</dc:creator>
    <meta:creation-date>2024-07-18T11:48:20Z</meta:creation-date>
    <dc:date>2024-07-24T09:42:22Z</dc:date>
    <meta:editing-duration>PT0S</meta:editing-duration>
  </office:meta>
</office:document-meta>
</file>